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6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2755128960992605759" text:style-name="L1">
        <text:list-item>
          <text:p text:style-name="P11">3:56.8</text:p>
        </text:list-item>
        <text:list-item>
          <text:p text:style-name="P11">3:53.8</text:p>
        </text:list-item>
        <text:list-item>
          <text:p text:style-name="P11">3:50.8</text:p>
        </text:list-item>
        <text:list-item>
          <text:p text:style-name="P11">3:47.8</text:p>
        </text:list-item>
        <text:list-item>
          <text:p text:style-name="P11">3:45.0</text:p>
        </text:list-item>
        <text:list-item>
          <text:p text:style-name="P11">3:42.2</text:p>
        </text:list-item>
        <text:list-item>
          <text:p text:style-name="P11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7481421646991910977" text:style-name="L2">
        <text:list-item>
          <text:p text:style-name="P14">2:00 <text:s text:c="2"/>(10:00/mi)</text:p>
        </text:list-item>
        <text:list-item>
          <text:p text:style-name="P14">1:58</text:p>
        </text:list-item>
        <text:list-item>
          <text:p text:style-name="P14">1:56</text:p>
        </text:list-item>
        <text:list-item>
          <text:p text:style-name="P14">1:51</text:p>
        </text:list-item>
        <text:list-item>
          <text:p text:style-name="P14">1:49.4</text:p>
        </text:list-item>
        <text:list-item>
          <text:p text:style-name="P14">1:51.4</text:p>
        </text:list-item>
        <text:list-item>
          <text:p text:style-name="P14">1:47.7</text:p>
        </text:list-item>
        <text:list-item>
          <text:p text:style-name="P14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1428073501139332353" text:style-name="L3">
        <text:list-item>
          <text:p text:style-name="P15">3:50.5</text:p>
        </text:list-item>
        <text:list-item>
          <text:p text:style-name="P15">3:50.4</text:p>
        </text:list-item>
        <text:list-item>
          <text:p text:style-name="P15">3:43.9</text:p>
        </text:list-item>
        <text:list-item>
          <text:p text:style-name="P15">3:44.2</text:p>
        </text:list-item>
        <text:list-item>
          <text:p text:style-name="P15">3:46.2</text:p>
        </text:list-item>
        <text:list-item>
          <text:p text:style-name="P15">3:45</text:p>
          <text:p text:style-name="P15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2017268894621092554" text:style-name="L4">
        <text:list-item>
          <text:p text:style-name="P16">4:47</text:p>
        </text:list-item>
        <text:list-item>
          <text:p text:style-name="P16">4:43</text:p>
        </text:list-item>
        <text:list-item>
          <text:p text:style-name="P16">4:45</text:p>
        </text:list-item>
        <text:list-item>
          <text:p text:style-name="P16">4:47</text:p>
        </text:list-item>
        <text:list-item>
          <text:p text:style-name="P16">4:36.6 </text:p>
          <text:p text:style-name="P16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2868773519354460244" text:style-name="L5">
        <text:list-item>
          <text:p text:style-name="P12">1:41</text:p>
        </text:list-item>
        <text:list-item>
          <text:p text:style-name="P12">1:44</text:p>
        </text:list-item>
        <text:list-item>
          <text:p text:style-name="P12">1:46</text:p>
        </text:list-item>
        <text:list-item>
          <text:p text:style-name="P12">1:45</text:p>
        </text:list-item>
        <text:list-item>
          <text:p text:style-name="P12">1:44</text:p>
        </text:list-item>
        <text:list-item>
          <text:p text:style-name="P12">1:47</text:p>
        </text:list-item>
        <text:list-item>
          <text:p text:style-name="P12">1:49</text:p>
        </text:list-item>
        <text:list-item>
          <text:p text:style-name="P12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6"><text:soft-page-break/>Sat 6/25/16: <text:span text:style-name="T2">6.5 miles</text:span></text:p>
      <text:p text:style-name="P6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6">Splits:</text:p>
      <text:list xml:id="list3363402761795252465" text:style-name="L6">
        <text:list-item>
          <text:p text:style-name="P13">7:21</text:p>
        </text:list-item>
        <text:list-item>
          <text:p text:style-name="P13">8:14</text:p>
        </text:list-item>
        <text:list-item>
          <text:p text:style-name="P13">8:03</text:p>
        </text:list-item>
        <text:list-item>
          <text:p text:style-name="P13">7:42</text:p>
        </text:list-item>
        <text:list-item>
          <text:p text:style-name="P13">8:16</text:p>
        </text:list-item>
      </text:list>
      <text:p text:style-name="P6"/>
      <text:p text:style-name="P6">Sun 6/26/16: <text:span text:style-name="T2">2 miles</text:span></text:p>
      <text:p text:style-name="P6">I ran 2 miles on roads in 20:10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26T13:01:28.17</dc:date>
    <dc:creator>James Lombardi</dc:creator>
    <meta:editing-duration>PT5H48M44S</meta:editing-duration>
    <meta:editing-cycles>52</meta:editing-cycles>
    <meta:document-statistic meta:table-count="0" meta:image-count="0" meta:object-count="0" meta:page-count="6" meta:paragraph-count="197" meta:word-count="1737" meta:character-count="8491"/>
  </office:meta>
</office:document-meta>
</file>